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100" manifest:media-type=""/>
  <manifest:file-entry manifest:full-path="settings.xml" manifest:media-type="text/xml"/>
  <manifest:file-entry manifest:full-path="Thumbnails/thumbnail.png" manifest:media-type="image/png"/>
  <manifest:file-entry manifest:full-path="Obj100"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FreeSans" svg:font-family="FreeSans" style:font-family-generic="swiss"/>
    <style:font-face style:name="Arial" svg:font-family="Arial" style:font-family-generic="roman" style:font-pitch="variable"/>
    <style:font-face style:name="Arial Black" svg:font-family="'Arial Black'"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Table10" style:family="table">
      <style:table-properties style:width="6.5in" style:rel-width="100%" fo:margin-left="0in" fo:margin-top="0in" fo:margin-bottom="0in" table:align="left" style:writing-mode="lr-tb"/>
    </style:style>
    <style:style style:name="Table10.A" style:family="table-column">
      <style:table-column-properties style:column-width="2.3458in" style:rel-column-width="23651*"/>
    </style:style>
    <style:style style:name="Table10.B" style:family="table-column">
      <style:table-column-properties style:column-width="0.5917in" style:rel-column-width="5964*"/>
    </style:style>
    <style:style style:name="Table10.C" style:family="table-column">
      <style:table-column-properties style:column-width="2.3722in" style:rel-column-width="23913*"/>
    </style:style>
    <style:style style:name="Table10.D" style:family="table-column">
      <style:table-column-properties style:column-width="1.191in" style:rel-column-width="12004*"/>
    </style:style>
    <style:style style:name="Table10.1" style:family="table-row">
      <style:table-row-properties fo:keep-together="auto"/>
    </style:style>
    <style:style style:name="Table10.A1" style:family="table-cell">
      <style:table-cell-properties style:vertical-align="bottom" fo:background-color="#deeaf6" fo:padding-left="0.075in" fo:padding-right="0.075in" fo:padding-top="0in" fo:padding-bottom="0in" fo:border="0.5pt solid #5b9bd5">
        <style:background-image/>
      </style:table-cell-properties>
    </style:style>
    <style:style style:name="Table10.A2" style:family="table-cell">
      <style:table-cell-properties fo:padding-left="0.075in" fo:padding-right="0.075in" fo:padding-top="0in" fo:padding-bottom="0in" fo:border="0.5pt solid #5b9bd5"/>
    </style:style>
    <style:style style:name="Table10.B2" style:family="table-cell">
      <style:table-cell-properties fo:padding-left="0.075in" fo:padding-right="0.075in" fo:padding-top="0in" fo:padding-bottom="0in" fo:border="0.5pt solid #5b9bd5"/>
    </style:style>
    <style:style style:name="Table10.C2" style:family="table-cell">
      <style:table-cell-properties fo:padding-left="0.075in" fo:padding-right="0.075in" fo:padding-top="0in" fo:padding-bottom="0in" fo:border="0.5pt solid #5b9bd5"/>
    </style:style>
    <style:style style:name="Table10.D2" style:family="table-cell">
      <style:table-cell-properties fo:padding-left="0.075in" fo:padding-right="0.075in" fo:padding-top="0in" fo:padding-bottom="0in" fo:border="0.5pt solid #5b9bd5"/>
    </style:style>
    <style:style style:name="Table10.A3" style:family="table-cell">
      <style:table-cell-properties fo:padding-left="0.075in" fo:padding-right="0.075in" fo:padding-top="0in" fo:padding-bottom="0in" fo:border="0.5pt solid #5b9bd5"/>
    </style:style>
    <style:style style:name="Table10.B3" style:family="table-cell">
      <style:table-cell-properties fo:padding-left="0.075in" fo:padding-right="0.075in" fo:padding-top="0in" fo:padding-bottom="0in" fo:border="0.5pt solid #5b9bd5"/>
    </style:style>
    <style:style style:name="Table10.C3" style:family="table-cell">
      <style:table-cell-properties fo:padding-left="0.075in" fo:padding-right="0.075in" fo:padding-top="0in" fo:padding-bottom="0in" fo:border="0.5pt solid #5b9bd5"/>
    </style:style>
    <style:style style:name="Table10.D3" style:family="table-cell">
      <style:table-cell-properties fo:padding-left="0.075in" fo:padding-right="0.075in" fo:padding-top="0in" fo:padding-bottom="0in" fo:border="0.5pt solid #5b9bd5"/>
    </style:style>
    <style:style style:name="Table10.A4" style:family="table-cell">
      <style:table-cell-properties fo:padding-left="0.075in" fo:padding-right="0.075in" fo:padding-top="0in" fo:padding-bottom="0in" fo:border="0.5pt solid #5b9bd5"/>
    </style:style>
    <style:style style:name="Table10.B4" style:family="table-cell">
      <style:table-cell-properties fo:padding-left="0.075in" fo:padding-right="0.075in" fo:padding-top="0in" fo:padding-bottom="0in" fo:border="0.5pt solid #5b9bd5"/>
    </style:style>
    <style:style style:name="Table10.C4" style:family="table-cell">
      <style:table-cell-properties fo:padding-left="0.075in" fo:padding-right="0.075in" fo:padding-top="0in" fo:padding-bottom="0in" fo:border="0.5pt solid #5b9bd5"/>
    </style:style>
    <style:style style:name="Table10.D4" style:family="table-cell">
      <style:table-cell-properties fo:padding-left="0.075in" fo:padding-right="0.075in" fo:padding-top="0in" fo:padding-bottom="0in" fo:border="0.5pt solid #5b9bd5"/>
    </style:style>
    <style:style style:name="Table11" style:family="table">
      <style:table-properties style:width="6.5in" style:rel-width="100%" fo:margin-left="0in" fo:margin-top="0in" fo:margin-bottom="0in" table:align="left" style:writing-mode="lr-tb"/>
    </style:style>
    <style:style style:name="Table11.A" style:family="table-column">
      <style:table-column-properties style:column-width="0.8313in" style:rel-column-width="8381*"/>
    </style:style>
    <style:style style:name="Table11.B" style:family="table-column">
      <style:table-column-properties style:column-width="1.35in" style:rel-column-width="13612*"/>
    </style:style>
    <style:style style:name="Table11.C" style:family="table-column">
      <style:table-column-properties style:column-width="0.1215in" style:rel-column-width="1226*"/>
    </style:style>
    <style:style style:name="Table11.D" style:family="table-column">
      <style:table-column-properties style:column-width="0.7479in" style:rel-column-width="7543*"/>
    </style:style>
    <style:style style:name="Table11.E" style:family="table-column">
      <style:table-column-properties style:column-width="0.4in" style:rel-column-width="4030*"/>
    </style:style>
    <style:style style:name="Table11.F" style:family="table-column">
      <style:table-column-properties style:column-width="0.8319in" style:rel-column-width="8389*"/>
    </style:style>
    <style:style style:name="Table11.G" style:family="table-column">
      <style:table-column-properties style:column-width="1.3486in" style:rel-column-width="13598*"/>
    </style:style>
    <style:style style:name="Table11.H" style:family="table-column">
      <style:table-column-properties style:column-width="0.1208in" style:rel-column-width="1219*"/>
    </style:style>
    <style:style style:name="Table11.I" style:family="table-column">
      <style:table-column-properties style:column-width="0.7472in" style:rel-column-width="7531*"/>
    </style:style>
    <style:style style:name="Table11.1" style:family="table-row">
      <style:table-row-properties style:min-row-height="0.75in" fo:keep-together="auto"/>
    </style:style>
    <style:style style:name="Table11.A1" style:family="table-cell">
      <style:table-cell-properties style:vertical-align="bottom" fo:padding="0in" fo:border-left="none" fo:border-right="none" fo:border-top="none" fo:border-bottom="1pt solid #404040"/>
    </style:style>
    <style:style style:name="Table11.C1" style:family="table-cell">
      <style:table-cell-properties style:vertical-align="bottom" fo:padding="0in" fo:border="none"/>
    </style:style>
    <style:style style:name="Table11.2" style:family="table-row">
      <style:table-row-properties fo:keep-together="auto"/>
    </style:style>
    <style:style style:name="Table11.A2" style:family="table-cell">
      <style:table-cell-properties fo:padding="0in" fo:border-left="none" fo:border-right="none" fo:border-top="1pt solid #404040" fo:border-bottom="none"/>
    </style:style>
    <style:style style:name="Table11.B2" style:family="table-cell">
      <style:table-cell-properties fo:padding="0in" fo:border-left="none" fo:border-right="none" fo:border-top="1pt solid #404040" fo:border-bottom="none"/>
    </style:style>
    <style:style style:name="Table11.C2" style:family="table-cell">
      <style:table-cell-properties fo:padding="0in" fo:border="none"/>
    </style:style>
    <style:style style:name="Table11.D2" style:family="table-cell">
      <style:table-cell-properties fo:padding="0in" fo:border-left="none" fo:border-right="none" fo:border-top="1pt solid #404040" fo:border-bottom="none"/>
    </style:style>
    <style:style style:name="Table11.E2" style:family="table-cell">
      <style:table-cell-properties fo:padding="0in" fo:border="none"/>
    </style:style>
    <style:style style:name="Table11.F2" style:family="table-cell">
      <style:table-cell-properties fo:padding="0in" fo:border-left="none" fo:border-right="none" fo:border-top="1pt solid #404040" fo:border-bottom="none"/>
    </style:style>
    <style:style style:name="Table11.G2" style:family="table-cell">
      <style:table-cell-properties fo:padding="0in" fo:border-left="none" fo:border-right="none" fo:border-top="1pt solid #404040" fo:border-bottom="none"/>
    </style:style>
    <style:style style:name="Table11.H2" style:family="table-cell">
      <style:table-cell-properties fo:padding="0in" fo:border="none"/>
    </style:style>
    <style:style style:name="Table11.I2" style:family="table-cell">
      <style:table-cell-properties fo:padding="0in" fo:border-left="none" fo:border-right="none" fo:border-top="1pt solid #404040" fo:border-bottom="none"/>
    </style:style>
    <style:style style:name="P1" style:family="paragraph" style:parent-style-name="Standard">
      <style:paragraph-properties fo:text-align="center" style:justify-single-word="false"/>
    </style:style>
    <style:style style:name="P2" style:family="paragraph" style:parent-style-name="Standard">
      <style:paragraph-properties fo:margin-top="0.0835in" fo:margin-bottom="0.0835in" loext:contextual-spacing="false" fo:line-height="100%" fo:keep-with-next="always"/>
      <style:text-properties fo:font-weight="bold" style:font-weight-asian="bold"/>
    </style:style>
    <style:style style:name="P3" style:family="paragraph" style:parent-style-name="Standard">
      <style:paragraph-properties fo:margin-top="0.0835in" fo:margin-bottom="0.0835in" loext:contextual-spacing="false" fo:line-height="100%"/>
    </style:style>
    <style:style style:name="P4" style:family="paragraph" style:parent-style-name="Title">
      <style:text-properties officeooo:paragraph-rsid="001b9abd"/>
    </style:style>
    <style:style style:name="P5" style:family="paragraph" style:parent-style-name="Title" style:master-page-name="Standard">
      <style:paragraph-properties style:page-number="auto"/>
      <style:text-properties fo:font-weight="bold" officeooo:rsid="001b9abd" officeooo:paragraph-rsid="001b9abd" style:font-weight-asian="bold" style:font-weight-complex="bold"/>
    </style:style>
    <style:style style:name="P6" style:family="paragraph" style:parent-style-name="Heading_20_2" style:list-style-name="WWNum4"/>
    <style:style style:name="P7" style:family="paragraph" style:parent-style-name="List_20_Bullet" style:list-style-name="WWNum2"/>
    <style:style style:name="P8" style:family="paragraph" style:parent-style-name="List_20_Paragraph" style:list-style-name="WWNum5"/>
    <style:style style:name="P9" style:family="paragraph" style:parent-style-name="List_20_Paragraph" style:list-style-name="WWNum6"/>
    <style:style style:name="P10" style:family="paragraph" style:parent-style-name="List_20_Paragraph" style:list-style-name="WWNum7"/>
    <style:style style:name="P11" style:family="paragraph" style:parent-style-name="List_20_Paragraph" style:list-style-name="WWNum8"/>
    <style:style style:name="P12" style:family="paragraph" style:parent-style-name="List_20_Paragraph" style:list-style-name="WWNum9"/>
    <style:style style:name="P13" style:family="paragraph" style:parent-style-name="List_20_Paragraph" style:list-style-name="WWNum10"/>
    <style:style style:name="P14" style:family="paragraph" style:parent-style-name="List_20_Paragraph" style:list-style-name="WWNum11"/>
    <style:style style:name="P15" style:family="paragraph" style:parent-style-name="List_20_Paragraph" style:list-style-name="WWNum13"/>
    <style:style style:name="P16" style:family="paragraph" style:parent-style-name="List_20_Paragraph" style:list-style-name="WWNum12"/>
    <style:style style:name="P17" style:family="paragraph" style:parent-style-name="List_20_Paragraph" style:list-style-name="WWNum11">
      <style:text-properties officeooo:rsid="001ef474" officeooo:paragraph-rsid="001ef474"/>
    </style:style>
    <style:style style:name="P18" style:family="paragraph" style:parent-style-name="Standard">
      <style:text-properties officeooo:paragraph-rsid="001c9d4b"/>
    </style:style>
    <style:style style:name="P19" style:family="paragraph" style:parent-style-name="Standard">
      <style:text-properties fo:color="#1f4d78" style:font-name="Arial Black" fo:font-size="12pt" style:font-size-asian="12pt" style:font-size-complex="12pt"/>
    </style:style>
    <style:style style:name="P20" style:family="paragraph" style:parent-style-name="Standard">
      <style:text-properties officeooo:rsid="001deae9" officeooo:paragraph-rsid="001deae9"/>
    </style:style>
    <style:style style:name="P21" style:family="paragraph" style:parent-style-name="Standard" style:list-style-name="L1">
      <style:text-properties officeooo:rsid="001deae9" officeooo:paragraph-rsid="001deae9"/>
    </style:style>
    <style:style style:name="P22" style:family="paragraph" style:parent-style-name="Standard" style:list-style-name="L1">
      <style:text-properties officeooo:paragraph-rsid="001ef474"/>
    </style:style>
    <style:style style:name="P23" style:family="paragraph" style:parent-style-name="Standard" style:list-style-name="L1">
      <style:text-properties officeooo:rsid="001ef474" officeooo:paragraph-rsid="001ef474"/>
    </style:style>
    <style:style style:name="P24" style:family="paragraph" style:parent-style-name="Standard">
      <style:paragraph-properties fo:margin-top="0.0835in" fo:margin-bottom="0.0835in" loext:contextual-spacing="false" fo:line-height="100%"/>
      <style:text-properties officeooo:rsid="001ef474" officeooo:paragraph-rsid="001ef474"/>
    </style:style>
    <style:style style:name="P25" style:family="paragraph">
      <loext:graphic-properties draw:fill="none"/>
      <style:paragraph-properties fo:text-align="center"/>
      <style:text-properties fo:color="#000000" fo:font-size="18pt"/>
    </style:style>
    <style:style style:name="T1" style:family="text">
      <style:text-properties fo:font-style="normal" fo:font-weight="normal" officeooo:rsid="001b9abd" style:font-style-asian="normal" style:font-weight-asian="normal" style:font-style-complex="normal" style:font-weight-complex="normal"/>
    </style:style>
    <style:style style:name="T2" style:family="text">
      <style:text-properties officeooo:rsid="001c9d4b"/>
    </style:style>
    <style:style style:name="T3" style:family="text">
      <style:text-properties officeooo:rsid="001deae9"/>
    </style:style>
    <style:style style:name="T4" style:family="text">
      <style:text-properties officeooo:rsid="001ef474"/>
    </style:style>
    <style:style style:name="fr1" style:family="graphic" style:parent-style-name="OLE">
      <style:graphic-properties style:wrap="run-through" style:number-wrapped-paragraphs="no-limit" style:vertical-pos="top" style:vertical-rel="baseline" style:horizontal-pos="from-left" style:horizontal-rel="paragraph-content" draw:ole-draw-aspect="1" draw:visible-area-top="0in" draw:visible-area-width="1.9689in" draw:visible-area-height="1.9689in"/>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parent-style-name="Frame">
      <style:graphic-properties draw:stroke="none" svg:stroke-width="0.0071in" draw:fill="none" draw:textarea-vertical-align="top" draw:auto-grow-height="true" fo:min-height="0in" fo:min-width="0in" fo:padding-top="0in" fo:padding-bottom="0in" fo:padding-left="0in" fo:padding-right="0in" fo:wrap-option="wrap" fo:margin-left="0in" fo:margin-right="0.0043in" fo:margin-top="0in" fo:margin-bottom="0.0126in" style:run-through="background" style:wrap="run-through" style:number-wrapped-paragraphs="no-limit" style:vertical-pos="from-top" style:vertical-rel="paragraph" style:horizontal-pos="right" style:horizontal-rel="page-start-margin"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BoOMER APP</text:p>
      <text:p text:style-name="P4"><text:span text:style-name="T1">For musical Instruments</text:span><text:line-break/>Project Scope</text:p>
      <text:p text:style-name="Subtitle"><field:fieldmark-start text:name="__Fieldmark__165_4122388636" field:type="vnd.oasis.opendocument.field.FORMDATE"><field:param field:name="DateField_CurrentDate" field:value="2021-01-25"/><field:param field:name="DateField_DateFormat" field:value="MMMM d, yyyy"/><field:param field:name="DateField_DateFormat_Language" field:value="en-US"/></field:fieldmark-start>January 25, 2021<field:fieldmark-end/></text:p>
      <text:h text:style-name="Heading_20_1" text:outline-level="1">Overview</text:h>
      <text:list xml:id="list1362065886" text:style-name="WWNum4">
        <text:list-item>
          <text:h text:style-name="P6" text:outline-level="1">Project Background and Description</text:h>
        </text:list-item>
      </text:list>
      <text:p text:style-name="Standard"/>
      <text:p text:style-name="P18"><text:span text:style-name="T2">BOOMER APP is an android application that is developed to help users, customers and sellers, make there daily purchase of the musical, </text:span><text:span text:style-name="T3">get updates on the best taste of the new instruments in the market including electric guitars, electric pianos, grand pianos, base guitars, saxophones, flutes, <text:s/>and many more.</text:span></text:p>
      <text:p text:style-name="P20">This is application is developed in order to :</text:p>
      <text:list xml:id="list237121009" text:style-name="L1">
        <text:list-item>
          <text:p text:style-name="P21">To ease clients search for their choice of instruments from the comfort of their mobile devices.</text:p>
        </text:list-item>
        <text:list-item>
          <text:p text:style-name="P21">Enable customers make order of their instrument of choice from different dealers across the continent.</text:p>
        </text:list-item>
        <text:list-item>
          <text:p text:style-name="P23">Ease payment method by using the electronic mode of payment.</text:p>
        </text:list-item>
        <text:list-item>
          <text:p text:style-name="P22"><text:span text:style-name="T4">Get clients notified of the best deals in the market.</text:span></text:p>
        </text:list-item>
      </text:list>
      <text:list xml:id="list131923904102406" text:continue-list="list1362065886" text:style-name="WWNum4">
        <text:list-item>
          <text:h text:style-name="P6" text:outline-level="1">Project Scope</text:h>
        </text:list-item>
      </text:list>
      <text:p text:style-name="Standard">In order to achieve the above named, the project will implement <text:span text:style-name="T4">1</text:span>, responsive web-based application system that will be accessible over the internet through: -</text:p>
      <text:list xml:id="list3087740818" text:style-name="WWNum6">
        <text:list-item>
          <text:p text:style-name="P9">Smart phones - member access only</text:p>
        </text:list-item>
        <text:list-item>
          <text:p text:style-name="P9">SMS and short-code - member access only</text:p>
        </text:list-item>
        <text:list-item>
          <text:p text:style-name="P9">Small devices (ipad and ipad-like devices) - both members and management.</text:p>
        </text:list-item>
        <text:list-item>
          <text:p text:style-name="P9">Laptops, desktops and large system – both members and management. <text:s/></text:p>
        </text:list-item>
      </text:list>
      <text:p text:style-name="P1"><text:soft-page-break/><draw:frame draw:style-name="fr1" draw:name="1" text:anchor-type="as-char" svg:width="6.4937in" svg:height="6.4984in" draw:z-index="5"><draw:object-ole xlink:href="./Obj100" xlink:type="simple" xlink:show="embed" xlink:actuate="onLoad"/><draw:image xlink:href="./ObjectReplacements/Obj100" xlink:type="simple" xlink:show="embed" xlink:actuate="onLoad"/></draw:frame></text:p>
      <text:p text:style-name="Standard">The functionalities that will be implemented at a high level are: -</text:p>
      <text:h text:style-name="Heading_20_3" text:outline-level="3">Membership Module</text:h>
      <text:p text:style-name="Standard">Membership module will include: -</text:p>
      <text:list xml:id="list577512756" text:style-name="WWNum7">
        <text:list-item>
          <text:p text:style-name="P10">New <text:span text:style-name="T4">client</text:span> registration process .</text:p>
        </text:list-item>
        <text:list-item>
          <text:p text:style-name="P10">Maintenance of existing <text:span text:style-name="T4">clients</text:span> records.</text:p>
        </text:list-item>
        <text:list-item>
          <text:p text:style-name="P10">Management of membership status in full compliance with the SACCO constitution.</text:p>
        </text:list-item>
        <text:list-item>
          <text:p text:style-name="P10"><text:span text:style-name="T4">Clients</text:span> access management to their individual accounts.</text:p>
        </text:list-item>
        <text:list-item>
          <text:p text:style-name="P10">Management of membership alerts modes and levels.</text:p>
        </text:list-item>
      </text:list>
      <text:h text:style-name="Heading_20_3" text:outline-level="3">Alerts module</text:h>
      <text:p text:style-name="Standard">There will be two modes of alerts: -</text:p>
      <text:list xml:id="list32012510" text:style-name="WWNum9">
        <text:list-item>
          <text:p text:style-name="P12"><text:soft-page-break/>Emails</text:p>
        </text:list-item>
        <text:list-item>
          <text:p text:style-name="P12">SMS.</text:p>
        </text:list-item>
      </text:list>
      <text:p text:style-name="Standard">The system triggered alerts will be customizable per member to enable members decide what sorts of alerts they would rather receive and within what cycle. </text:p>
      <text:p text:style-name="Standard"/>
      <text:p text:style-name="Standard"/>
      <text:p text:style-name="P19">Reports</text:p>
      <text:p text:style-name="Standard">There will be several reports that will accompany the software. The rest of the reports will be as will be requested.</text:p>
      <text:list xml:id="list131923886586511" text:continue-list="list131923904102406" text:style-name="WWNum4">
        <text:list-item>
          <text:h text:style-name="P6" text:outline-level="1">High-Level Requirements</text:h>
        </text:list-item>
      </text:list>
      <text:p text:style-name="No_20_Spacing">The system is web based application. As such, any device with internet access and the latest browser, will be able to access it. In addition, there will be SMS capabilities that can be utilized by any device with SMS capabilities. </text:p>
      <text:p text:style-name="No_20_Spacing"/>
      <text:p text:style-name="Standard">The new system must include the following:</text:p>
      <text:list xml:id="list3417880609" text:style-name="WWNum2">
        <text:list-item>
          <text:p text:style-name="P7">Ability to allow both internal and external users to access the application without downloading any software</text:p>
        </text:list-item>
        <text:list-item>
          <text:p text:style-name="P7">Ability to interface with the existing data warehouse application</text:p>
        </text:list-item>
        <text:list-item>
          <text:p text:style-name="P7">Ability to incorporate automated routing and notifications based on business rules</text:p>
        </text:list-item>
      </text:list>
      <text:list xml:id="list131923553702740" text:continue-list="list131923886586511" text:style-name="WWNum4">
        <text:list-item>
          <text:h text:style-name="P6" text:outline-level="1">Deliverables</text:h>
        </text:list-item>
      </text:list>
      <text:list xml:id="list3354515407" text:style-name="WWNum10">
        <text:list-item>
          <text:p text:style-name="P13">Back-end software that is hosted in the cloud.</text:p>
        </text:list-item>
        <text:list-item>
          <text:p text:style-name="P13">UI Prototype for both members and management. </text:p>
        </text:list-item>
        <text:list-item>
          <text:p text:style-name="P13">Management web based application, accessible through specific authorized computers.</text:p>
        </text:list-item>
        <text:list-item>
          <text:p text:style-name="P13">Members responsive web based application accessible.</text:p>
        </text:list-item>
        <text:list-item>
          <text:p text:style-name="P13">User documentation manual.</text:p>
        </text:list-item>
        <text:list-item>
          <text:p text:style-name="P13">Technical documentation <text:s/></text:p>
        </text:list-item>
      </text:list>
      <text:list xml:id="list131923231750765" text:continue-list="list131923553702740" text:style-name="WWNum4">
        <text:list-item>
          <text:h text:style-name="P6" text:outline-level="1">Affected Parties</text:h>
        </text:list-item>
      </text:list>
      <text:list xml:id="list679332635" text:style-name="WWNum11">
        <text:list-item>
          <text:p text:style-name="P14">Management</text:p>
        </text:list-item>
        <text:list-item>
          <text:p text:style-name="P17">Clients</text:p>
        </text:list-item>
      </text:list>
      <text:list xml:id="list131922611070806" text:continue-list="list131923231750765" text:style-name="WWNum4">
        <text:list-item>
          <text:h text:style-name="P6" text:outline-level="1">Affected Business Processes or Systems</text:h>
        </text:list-item>
      </text:list>
      <text:list xml:id="list3629413544" text:style-name="WWNum13">
        <text:list-item>
          <text:p text:style-name="P15">Member registration</text:p>
        </text:list-item>
        <text:list-item>
          <text:p text:style-name="P15">Loan application</text:p>
        </text:list-item>
        <text:list-item>
          <text:p text:style-name="P15">Loan approval process</text:p>
        </text:list-item>
        <text:list-item>
          <text:p text:style-name="P15">Deposits</text:p>
        </text:list-item>
        <text:list-item>
          <text:p text:style-name="P15">Loan repayments</text:p>
        </text:list-item>
        <text:list-item>
          <text:p text:style-name="P15">Accounts status <text:span text:style-name="T4">inquiries.</text:span></text:p>
        </text:list-item>
      </text:list>
      <text:list xml:id="list131924387633731" text:continue-list="list131922611070806" text:style-name="WWNum4">
        <text:list-item>
          <text:h text:style-name="P6" text:outline-level="1">High-Level Timeline/Schedule</text:h>
        </text:list-item>
      </text:list>
      <text:p text:style-name="Standard"/>
      <text:h text:style-name="Heading_20_1" text:outline-level="1"><text:soft-page-break/>Approval and Authority to Proceed</text:h>
      <text:p text:style-name="Standard">We approve the project as described above, and authorize the team to proceed.</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2">Name</text:p>
          </table:table-cell>
          <table:table-cell table:style-name="Table10.A1" office:value-type="string">
            <text:p text:style-name="P2">Title</text:p>
          </table:table-cell>
          <table:table-cell table:style-name="Table10.A1" office:value-type="string">
            <text:p text:style-name="P2">Signature</text:p>
          </table:table-cell>
          <table:table-cell table:style-name="Table10.A1" office:value-type="string">
            <text:p text:style-name="P2">Date</text:p>
          </table:table-cell>
        </table:table-row>
        <table:table-row table:style-name="Table10.1">
          <table:table-cell table:style-name="Table10.A2" office:value-type="string">
            <text:p text:style-name="P24">Godwin Ochieng’</text:p>
          </table:table-cell>
          <table:table-cell table:style-name="Table10.B2" office:value-type="string">
            <text:p text:style-name="P3">Mr.</text:p>
          </table:table-cell>
          <table:table-cell table:style-name="Table10.C2" office:value-type="string">
            <text:p text:style-name="P3"/>
          </table:table-cell>
          <table:table-cell table:style-name="Table10.D2" office:value-type="string">
            <text:p text:style-name="P3"><text:span text:style-name="T4">27</text:span>/<text:span text:style-name="T4">01/</text:span>20<text:span text:style-name="T4">21</text:span></text:p>
          </table:table-cell>
        </table:table-row>
        <table:table-row table:style-name="Table10.1">
          <table:table-cell table:style-name="Table10.A3" office:value-type="string">
            <text:p text:style-name="P3"/>
          </table:table-cell>
          <table:table-cell table:style-name="Table10.B3" office:value-type="string">
            <text:p text:style-name="P3"/>
          </table:table-cell>
          <table:table-cell table:style-name="Table10.C3" office:value-type="string">
            <text:p text:style-name="P3"/>
          </table:table-cell>
          <table:table-cell table:style-name="Table10.D3" office:value-type="string">
            <text:p text:style-name="P3"/>
          </table:table-cell>
        </table:table-row>
        <table:table-row table:style-name="Table10.1">
          <table:table-cell table:style-name="Table10.A4" office:value-type="string">
            <text:p text:style-name="P3"/>
          </table:table-cell>
          <table:table-cell table:style-name="Table10.B4" office:value-type="string">
            <text:p text:style-name="P3"/>
          </table:table-cell>
          <table:table-cell table:style-name="Table10.C4" office:value-type="string">
            <text:p text:style-name="P3"/>
          </table:table-cell>
          <table:table-cell table:style-name="Table10.D4" office:value-type="string">
            <text:p text:style-name="P3"/>
          </table:table-cell>
        </table:table-row>
      </table:table>
      <text:p text:style-name="Standard"/>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row table:style-name="Table11.1">
          <table:table-cell table:style-name="Table11.A1" office:value-type="string">
            <text:p text:style-name="No_20_Spacing"/>
          </table:table-cell>
          <table:table-cell table:style-name="Table11.A1" office:value-type="string">
            <text:p text:style-name="No_20_Spacing"/>
          </table:table-cell>
          <table:table-cell table:style-name="Table11.C1" office:value-type="string">
            <text:p text:style-name="No_20_Spacing"/>
          </table:table-cell>
          <table:table-cell table:style-name="Table11.A1" office:value-type="string">
            <text:p text:style-name="No_20_Spacing"/>
          </table:table-cell>
          <table:table-cell table:style-name="Table11.C1" office:value-type="string">
            <text:p text:style-name="No_20_Spacing"/>
          </table:table-cell>
          <table:table-cell table:style-name="Table11.A1" office:value-type="string">
            <text:p text:style-name="No_20_Spacing"/>
          </table:table-cell>
          <table:table-cell table:style-name="Table11.A1" office:value-type="string">
            <text:p text:style-name="No_20_Spacing"/>
          </table:table-cell>
          <table:table-cell table:style-name="Table11.C1" office:value-type="string">
            <text:p text:style-name="No_20_Spacing"/>
          </table:table-cell>
          <table:table-cell table:style-name="Table11.A1" office:value-type="string">
            <text:p text:style-name="No_20_Spacing"/>
          </table:table-cell>
        </table:table-row>
        <table:table-row table:style-name="Table11.2">
          <table:table-cell table:style-name="Table11.A2" office:value-type="string">
            <text:p text:style-name="Standard">Approved By</text:p>
          </table:table-cell>
          <table:table-cell table:style-name="Table11.B2" office:value-type="string">
            <text:p text:style-name="Standard"/>
          </table:table-cell>
          <table:table-cell table:style-name="Table11.C2" office:value-type="string">
            <text:p text:style-name="Standard"/>
          </table:table-cell>
          <table:table-cell table:style-name="Table11.D2" office:value-type="string">
            <text:p text:style-name="Standard">Date</text:p>
          </table:table-cell>
          <table:table-cell table:style-name="Table11.E2" office:value-type="string">
            <text:p text:style-name="Standard"/>
          </table:table-cell>
          <table:table-cell table:style-name="Table11.F2" office:value-type="string">
            <text:p text:style-name="Standard">Approved By</text:p>
          </table:table-cell>
          <table:table-cell table:style-name="Table11.G2" office:value-type="string">
            <text:p text:style-name="Standard"/>
          </table:table-cell>
          <table:table-cell table:style-name="Table11.H2" office:value-type="string">
            <text:p text:style-name="Standard"/>
          </table:table-cell>
          <table:table-cell table:style-name="Table11.I2" office:value-type="string">
            <text:p text:style-name="Standard">Date</text:p>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FreeSans" svg:font-family="FreeSans" style:font-family-generic="swiss"/>
    <style:font-face style:name="Arial" svg:font-family="Arial" style:font-family-generic="roman" style:font-pitch="variable"/>
    <style:font-face style:name="Arial Black" svg:font-family="'Arial Black'"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404040" style:font-name="Arial" fo:font-size="9pt" fo:language="en" fo:country="US" style:letter-kerning="false" style:font-name-asian="Arial1" style:font-size-asian="9pt" style:language-asian="ja" style:country-asian="JP" style:font-name-complex="DejaVu San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fo:color="#404040" style:font-name="Arial" fo:font-size="9pt" fo:language="en" fo:country="US" style:letter-kerning="false" style:font-name-asian="Arial1" style:font-size-asian="9pt" style:language-asian="ja" style:country-asian="JP" style:font-name-complex="DejaVu Sans"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252in" loext:contextual-spacing="false" fo:line-height="12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165in" fo:margin-bottom="0.1665in" loext:contextual-spacing="false" fo:line-height="100%" fo:keep-together="always" fo:keep-with-next="always"/>
      <style:text-properties fo:text-transform="uppercase" fo:color="#1f4e79" fo:font-size="14pt" fo:font-weight="bold" style:font-size-asian="14pt" style:font-weight-asian="bold" style:font-weight-complex="bold"/>
    </style:style>
    <style:style style:name="Heading_20_2" style:display-name="Heading 2" style:family="paragraph" style:parent-style-name="Standard" style:next-style-name="Standard" style:default-outline-level="1" style:class="text">
      <style:paragraph-properties fo:margin-top="0.25in" fo:margin-bottom="0.0835in" loext:contextual-spacing="false" fo:line-height="100%" fo:keep-together="always" fo:keep-with-next="always"/>
      <style:text-properties fo:color="#5b9bd5" fo:font-size="12pt" fo:font-weight="bold" style:font-size-asian="12pt"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Arial Black" fo:font-family="'Arial Black'" style:font-family-generic="roman" style:font-pitch="variable" fo:font-size="12pt" style:font-name-asian="Arial1" style:font-family-asian="Arial" style:font-family-generic-asian="system" style:font-pitch-asian="variable" style:font-size-asian="12pt" style:font-name-complex="DejaVu Sans" style:font-family-complex="'DejaVu Sans'"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false" fo:line-height="0.2917in" style:border-line-width-left="0.0311in 0.0311in 0.0311in" fo:padding-left="0.0555in" fo:padding-right="0in" fo:padding-top="0in" fo:padding-bottom="0in" fo:border-left="6.75pt double #1f4e79" fo:border-right="none" fo:border-top="none" fo:border-bottom="none"/>
      <style:text-properties fo:text-transform="uppercase" fo:color="#1f4e79" style:font-name="Arial Black" fo:font-family="'Arial Black'" style:font-family-generic="roman" style:font-pitch="variable" fo:font-size="19pt" style:letter-kerning="true" style:font-name-asian="Arial1" style:font-family-asian="Arial" style:font-family-generic-asian="system" style:font-pitch-asian="variable" style:font-size-asian="19pt" style:font-name-complex="DejaVu Sans" style:font-family-complex="'DejaVu Sans'" style:font-family-generic-complex="system" style:font-pitch-complex="variable"/>
    </style:style>
    <style:style style:name="Subtitle" style:family="paragraph" style:parent-style-name="Standard" style:next-style-name="Standard" style:default-outline-level="" style:class="chapter">
      <style:paragraph-properties fo:margin-top="0.0555in" fo:margin-bottom="0in" loext:contextual-spacing="false" fo:line-height="0.1945in" style:border-line-width-left="0.0311in 0.0311in 0.0311in" fo:padding-left="0.0555in" fo:padding-right="0in" fo:padding-top="0in" fo:padding-bottom="0in" fo:border-left="6.75pt double #1f4e79" fo:border-right="none" fo:border-top="none" fo:border-bottom="none"/>
      <style:text-properties fo:color="#5b9bd5" fo:font-size="12pt" fo:font-weight="bold" style:font-size-asian="12pt" style:font-weight-asian="bold" style:font-weight-complex="bold"/>
    </style:style>
    <style:style style:name="Tip_20_Text" style:display-name="Tip Text" style:family="paragraph" style:parent-style-name="Standard" style:default-outline-level="">
      <style:paragraph-properties fo:margin-left="0in" fo:margin-right="0.4in" fo:margin-top="0in" fo:margin-bottom="0.111in" loext:contextual-spacing="false" fo:line-height="110%" fo:text-indent="0in" style:auto-text-indent="false"/>
      <style:text-properties fo:color="#7f7f7f" fo:font-size="8pt" fo:font-style="italic" style:font-size-asian="8pt" style:font-style-asian="italic"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List_20_Bullet" style:display-name="List Bullet" style:family="paragraph" style:parent-style-name="Standard" style:default-outline-level="">
      <style:paragraph-properties fo:margin-top="0in" fo:margin-bottom="0.0417in" loext:contextual-spacing="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139in" fo:margin-bottom="0in" loext:contextual-spacing="true" fo:line-height="100%" fo:text-align="end" style:justify-single-word="false"/>
      <style:text-properties fo:color="#1f4e79" style:font-name="Arial Black" fo:font-family="'Arial Black'" style:font-family-generic="roman" style:font-pitch="variable" fo:font-size="10pt" style:font-name-asian="Arial1" style:font-family-asian="Arial" style:font-family-generic-asian="system" style:font-pitch-asian="variable" style:font-size-asian="10pt" style:font-name-complex="DejaVu Sans" style:font-family-complex="'DejaVu Sans'" style:font-family-generic-complex="system" style:font-pitch-complex="variable"/>
    </style:style>
    <style:style style:name="Footnote" style:family="paragraph" style:parent-style-name="Standard" style:default-outline-level="" style:class="extra">
      <style:paragraph-properties fo:margin-top="0.0972in" fo:margin-bottom="0in" loext:contextual-spacing="false" fo:line-height="100%"/>
      <style:text-properties fo:font-size="7pt" fo:font-style="italic" style:font-size-asian="7pt" style:font-style-asian="italic" style:font-style-complex="italic"/>
    </style:style>
    <style:style style:name="List_20_Paragraph" style:display-name="List Paragraph" style:family="paragraph" style:parent-style-name="Standard" style:default-outline-level="">
      <style:paragraph-properties fo:margin-left="0.5in" fo:margin-right="0in" fo:margin-top="0in" fo:margin-bottom="0.1252in" loext:contextual-spacing="true" fo:text-indent="0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le_20_Char" style:display-name="Title Char" style:family="text" style:parent-style-name="Default_20_Paragraph_20_Font">
      <style:text-properties fo:text-transform="uppercase" fo:color="#1f4e79" style:font-name="Arial Black" fo:font-family="'Arial Black'" style:font-family-generic="roman" style:font-pitch="variable" fo:font-size="19pt" style:letter-kerning="true" style:font-name-asian="Arial1" style:font-family-asian="Arial" style:font-family-generic-asian="system" style:font-pitch-asian="variable" style:font-size-asian="19pt" style:font-name-complex="DejaVu Sans" style:font-family-complex="'DejaVu Sans'" style:font-family-generic-complex="system" style:font-pitch-complex="variable"/>
    </style:style>
    <style:style style:name="Subtitle_20_Char" style:display-name="Subtitle Char" style:family="text" style:parent-style-name="Default_20_Paragraph_20_Font">
      <style:text-properties fo:color="#5b9bd5" fo:font-size="12pt" fo:font-weight="bold" style:font-size-asian="12pt" style:font-weight-asian="bold" style:font-weight-complex="bold"/>
    </style:style>
    <style:style style:name="Heading_20_1_20_Char" style:display-name="Heading 1 Char" style:family="text" style:parent-style-name="Default_20_Paragraph_20_Font">
      <style:text-properties fo:text-transform="uppercase" fo:color="#1f4e79" fo:font-size="14pt" fo:font-weight="bold" style:font-size-asian="14pt" style:font-weight-asian="bold" style:font-weight-complex="bold"/>
    </style:style>
    <style:style style:name="Placeholder_20_Text" style:display-name="Placeholder Text" style:family="text" style:parent-style-name="Default_20_Paragraph_20_Font">
      <style:text-properties fo:color="#808080"/>
    </style:style>
    <style:style style:name="Heading_20_2_20_Char" style:display-name="Heading 2 Char" style:family="text" style:parent-style-name="Default_20_Paragraph_20_Font">
      <style:text-properties fo:color="#5b9bd5" fo:font-size="12pt" fo:font-weight="bold" style:font-size-asian="12pt"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text-properties fo:color="#1f4e79" style:font-name="Arial Black" fo:font-family="'Arial Black'" style:font-family-generic="roman" style:font-pitch="variable" fo:font-size="10pt" style:font-name-asian="Arial1" style:font-family-asian="Arial" style:font-family-generic-asian="system" style:font-pitch-asian="variable" style:font-size-asian="10pt" style:font-name-complex="DejaVu Sans" style:font-family-complex="'DejaVu Sans'" style:font-family-generic-complex="system" style:font-pitch-complex="variable"/>
    </style:style>
    <style:style style:name="Footnote_20_Text_20_Char" style:display-name="Footnote Text Char" style:family="text" style:parent-style-name="Default_20_Paragraph_20_Font">
      <style:text-properties fo:font-size="7pt" fo:font-style="italic" style:font-size-asian="7pt" style:font-style-asian="italic" style:font-style-complex="italic"/>
    </style:style>
    <style:style style:name="Heading_20_3_20_Char" style:display-name="Heading 3 Char" style:family="text" style:parent-style-name="Default_20_Paragraph_20_Font">
      <style:text-properties fo:color="#1f4d78" style:font-name="Arial Black" fo:font-family="'Arial Black'" style:font-family-generic="roman" style:font-pitch="variable" fo:font-size="12pt" style:font-name-asian="Arial1" style:font-family-asian="Arial" style:font-family-generic-asian="system" style:font-pitch-asian="variable" style:font-size-asian="12pt" style:font-name-complex="DejaVu Sans" style:font-family-complex="'DejaVu Sans'" style:font-family-generic-complex="system" style:font-pitch-complex="variable" style:font-size-complex="12pt"/>
    </style:style>
    <style:style style:name="ListLabel_20_1" style:display-name="ListLabel 1" style:family="text">
      <style:text-properties fo:color="#5b9bd5"/>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color="#5b9bd5"/>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25in" fo:text-indent="-0.25in" fo:margin-left="0.25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25in" fo:text-indent="-0.2in" fo:margin-left="0.3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text:list-tab-stop-position="0.25in" fo:text-indent="-0.2in" fo:margin-left="0.3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style:paragraph-properties fo:text-align="center"/>
      <style:text-properties fo:color="#000000" fo:font-size="18pt"/>
    </style:style>
    <style:style style:name="Mgr1" style:family="graphic" style:parent-style-name="Frame">
      <style:graphic-properties draw:stroke="none" svg:stroke-width="0.0071in" draw:fill="none" draw:textarea-vertical-align="top" draw:auto-grow-height="true" fo:min-height="0in" fo:min-width="0in" fo:padding-top="0in" fo:padding-bottom="0in" fo:padding-left="0in" fo:padding-right="0in" fo:wrap-option="wrap" fo:margin-left="0in" fo:margin-right="0.0043in" fo:margin-top="0in" fo:margin-bottom="0.0126in" style:run-through="background" style:wrap="run-through" style:number-wrapped-paragraphs="no-limit" style:vertical-pos="from-top" style:vertical-rel="paragraph" style:horizontal-pos="right" style:horizontal-rel="page-start-margin" draw:wrap-influence-on-position="once-concurrent" loext:allow-overlap="true" style:flow-with-text="false"/>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draw:custom-shape text:anchor-type="paragraph" draw:z-index="3" draw:name="Text Box 22" draw:style-name="Mgr1" draw:text-style-name="MP1" svg:width="0.3713in" svg:height="0.2996in" svg:x="0.6244in" svg:y="0in"><text:p text:style-name="Footer"><text:page-number text:select-page="current">1</text:page-number></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2</meta:editing-cycles>
    <meta:creation-date>2021-02-01T12:44:26.936620870</meta:creation-date>
    <meta:editing-duration>PT3M37S</meta:editing-duration>
    <meta:generator>LibreOffice/6.4.3.2$Linux_X86_64 LibreOffice_project/40$Build-2</meta:generator>
    <dc:date>2021-02-01T13:19:22.524410850</dc:date>
    <meta:document-statistic meta:table-count="2" meta:image-count="0" meta:object-count="1" meta:page-count="4" meta:paragraph-count="71" meta:word-count="517" meta:character-count="3152" meta:non-whitespace-character-count="273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TemplateID" meta:value-type="string">TC029278139991</meta:user-defined>
  </office:meta>
</office:document-meta>
</file>